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erif" svg:font-family="serif"/>
    <style:font-face style:name="Liberation Serif" svg:font-family="'Liberation Serif'" style:font-family-generic="roman" style:font-pitch="variable"/>
    <style:font-face style:name="Arial" svg:font-family="Arial" style:font-adornments="Regular"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5cm" fo:break-before="auto" fo:break-after="auto" table:align="left" fo:keep-with-next="auto" style:may-break-between-rows="true" table:border-model="collapsing"/>
    </style:style>
    <style:style style:name="Tabela1.A" style:family="table-column">
      <style:table-column-properties style:column-width="3.106cm"/>
    </style:style>
    <style:style style:name="Tabela1.B" style:family="table-column">
      <style:table-column-properties style:column-width="2.394cm"/>
    </style:style>
    <style:style style:name="Tabela1.C" style:family="table-column">
      <style:table-column-properties style:column-width="5.81cm"/>
    </style:style>
    <style:style style:name="Tabela1.D" style:family="table-column">
      <style:table-column-properties style:column-width="5.685cm"/>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0.097cm" fo:border="0.5pt solid #000000" style:writing-mode="page">
        <style:background-image/>
      </style:table-cell-properties>
    </style:style>
    <style:style style:name="Tabe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ubtitle">
      <style:text-properties officeooo:rsid="0006d34d" officeooo:paragraph-rsid="0006d34d"/>
    </style:style>
    <style:style style:name="P3" style:family="paragraph" style:parent-style-name="Text_20_body">
      <style:text-properties officeooo:rsid="0006d34d" officeooo:paragraph-rsid="0006d34d"/>
    </style:style>
    <style:style style:name="P4" style:family="paragraph" style:parent-style-name="Text_20_body">
      <style:text-properties officeooo:paragraph-rsid="0006d34d"/>
    </style:style>
    <style:style style:name="P5" style:family="paragraph" style:parent-style-name="Text_20_body">
      <style:text-properties officeooo:rsid="000775c7" officeooo:paragraph-rsid="000775c7"/>
    </style:style>
    <style:style style:name="P6" style:family="paragraph" style:parent-style-name="Text_20_body">
      <style:text-properties officeooo:rsid="000efb15" officeooo:paragraph-rsid="000efb15"/>
    </style:style>
    <style:style style:name="P7" style:family="paragraph" style:parent-style-name="Text_20_body">
      <style:text-properties officeooo:rsid="000a221a" officeooo:paragraph-rsid="000a221a"/>
    </style:style>
    <style:style style:name="P8" style:family="paragraph" style:parent-style-name="Text_20_body">
      <style:text-properties officeooo:rsid="0012d4fd" officeooo:paragraph-rsid="0012d4fd"/>
    </style:style>
    <style:style style:name="P9" style:family="paragraph" style:parent-style-name="Text_20_body">
      <style:text-properties officeooo:rsid="00146c5d" officeooo:paragraph-rsid="00146c5d"/>
    </style:style>
    <style:style style:name="P10" style:family="paragraph" style:parent-style-name="Text_20_body">
      <style:text-properties officeooo:paragraph-rsid="0014d54b"/>
    </style:style>
    <style:style style:name="P11" style:family="paragraph" style:parent-style-name="Text_20_body">
      <style:text-properties officeooo:rsid="001db18d" officeooo:paragraph-rsid="001db18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Standard">
      <style:text-properties fo:font-weight="bold" officeooo:rsid="00187b80" officeooo:paragraph-rsid="00187b80" style:font-weight-asian="bold" style:font-weight-complex="bold"/>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91cf" officeooo:paragraph-rsid="001691c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91cf" officeooo:paragraph-rsid="001691c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d34d" officeooo:paragraph-rsid="0006d34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d4fd" officeooo:paragraph-rsid="0012d4f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d57d" officeooo:paragraph-rsid="001bd57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text-properties officeooo:rsid="0006d34d" officeooo:paragraph-rsid="0006d34d"/>
    </style:style>
    <style:style style:name="P27" style:family="paragraph" style:parent-style-name="Heading_20_1">
      <style:text-properties officeooo:rsid="0012d4fd" officeooo:paragraph-rsid="0012d4fd"/>
    </style:style>
    <style:style style:name="P28" style:family="paragraph" style:parent-style-name="Heading_20_1">
      <style:text-properties officeooo:rsid="001bd57d" officeooo:paragraph-rsid="001bd57d"/>
    </style:style>
    <style:style style:name="P29" style:family="paragraph" style:parent-style-name="Heading_20_1">
      <style:text-properties officeooo:rsid="00146c5d" officeooo:paragraph-rsid="00146c5d"/>
    </style:style>
    <style:style style:name="P30" style:family="paragraph" style:parent-style-name="Heading_20_1">
      <style:paragraph-properties fo:break-before="page"/>
      <style:text-properties officeooo:rsid="0006d34d" officeooo:paragraph-rsid="0006d34d"/>
    </style:style>
    <style:style style:name="P31" style:family="paragraph" style:parent-style-name="Heading_20_2">
      <style:text-properties officeooo:rsid="0006d34d" officeooo:paragraph-rsid="0006d34d"/>
    </style:style>
    <style:style style:name="P32" style:family="paragraph" style:parent-style-name="Heading_20_2">
      <style:text-properties officeooo:rsid="000775c7" officeooo:paragraph-rsid="000775c7"/>
    </style:style>
    <style:style style:name="P33" style:family="paragraph" style:parent-style-name="Heading_20_2">
      <style:text-properties officeooo:rsid="000efb15" officeooo:paragraph-rsid="000efb15"/>
    </style:style>
    <style:style style:name="P34" style:family="paragraph" style:parent-style-name="Heading_20_2">
      <style:text-properties officeooo:rsid="0012d4fd" officeooo:paragraph-rsid="0012d4fd"/>
    </style:style>
    <style:style style:name="P35" style:family="paragraph" style:parent-style-name="Heading_20_2">
      <style:text-properties officeooo:rsid="00146c5d" officeooo:paragraph-rsid="00146c5d"/>
    </style:style>
    <style:style style:name="P36" style:family="paragraph" style:parent-style-name="Heading_20_2">
      <style:text-properties officeooo:rsid="0014d54b" officeooo:paragraph-rsid="0014d54b"/>
    </style:style>
    <style:style style:name="P37" style:family="paragraph" style:parent-style-name="Heading_20_3">
      <style:text-properties officeooo:rsid="000b0d13" officeooo:paragraph-rsid="000b0d13"/>
    </style:style>
    <style:style style:name="P38" style:family="paragraph" style:parent-style-name="Heading_20_3">
      <style:text-properties officeooo:rsid="000c22bb" officeooo:paragraph-rsid="000b0d13"/>
    </style:style>
    <style:style style:name="P39" style:family="paragraph" style:parent-style-name="Text_20_body" style:list-style-name="L1">
      <style:text-properties officeooo:paragraph-rsid="000e6a94"/>
    </style:style>
    <style:style style:name="P40" style:family="paragraph" style:parent-style-name="Text_20_body" style:list-style-name="L1">
      <style:text-properties officeooo:rsid="00082f29" officeooo:paragraph-rsid="00082f29"/>
    </style:style>
    <style:style style:name="P41" style:family="paragraph" style:parent-style-name="Text_20_body" style:list-style-name="L2"/>
    <style:style style:name="P42" style:family="paragraph" style:parent-style-name="Text_20_body" style:list-style-name="L2">
      <style:text-properties officeooo:paragraph-rsid="001bd57d"/>
    </style:style>
    <style:style style:name="P43" style:family="paragraph" style:parent-style-name="Text_20_body" style:list-style-name="L2">
      <style:text-properties officeooo:rsid="001db18d" officeooo:paragraph-rsid="001db18d"/>
    </style:style>
    <style:style style:name="P44" style:family="paragraph" style:parent-style-name="Text_20_body" style:list-style-name="L2">
      <style:text-properties officeooo:rsid="001bd57d" officeooo:paragraph-rsid="001bd57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775c7" style:font-style-asian="normal" style:font-style-complex="normal"/>
    </style:style>
    <style:style style:name="T4" style:family="text">
      <style:text-properties fo:font-style="normal" officeooo:rsid="00162c1b" style:font-style-asian="normal" style:font-style-complex="normal"/>
    </style:style>
    <style:style style:name="T5" style:family="text">
      <style:text-properties officeooo:rsid="00082f29"/>
    </style:style>
    <style:style style:name="T6" style:family="text">
      <style:text-properties fo:font-variant="normal" fo:text-transform="none" fo:color="#000000" style:font-name="serif" fo:font-size="10.5500001907349pt" fo:letter-spacing="normal" fo:font-style="normal" fo:font-weight="normal" officeooo:rsid="000e6a94"/>
    </style:style>
    <style:style style:name="T7" style:family="text">
      <style:text-properties fo:font-variant="normal" fo:text-transform="none" fo:color="#000000" style:font-name="serif" fo:font-size="10.5500001907349pt" fo:letter-spacing="normal" fo:font-style="normal" fo:font-weight="normal" officeooo:rsid="00082f29"/>
    </style:style>
    <style:style style:name="T8" style:family="text">
      <style:text-properties fo:font-variant="normal" fo:text-transform="none" fo:color="#000000" style:font-name="serif" fo:font-size="10.5500001907349pt" fo:letter-spacing="normal" fo:font-style="normal" fo:font-weight="bold" officeooo:rsid="000e6a94" style:font-weight-asian="bold" style:font-weight-complex="bold"/>
    </style:style>
    <style:style style:name="T9" style:family="text">
      <style:text-properties officeooo:rsid="000f0b53"/>
    </style:style>
    <style:style style:name="T10" style:family="text">
      <style:text-properties fo:font-weight="bold" style:font-weight-asian="bold" style:font-weight-complex="bold"/>
    </style:style>
    <style:style style:name="T11" style:family="text">
      <style:text-properties officeooo:rsid="00102049"/>
    </style:style>
    <style:style style:name="T12" style:family="text">
      <style:text-properties officeooo:rsid="0011230f"/>
    </style:style>
    <style:style style:name="T13" style:family="text">
      <style:text-properties style:font-name="Arial" officeooo:rsid="0014d54b"/>
    </style:style>
    <style:style style:name="T14" style:family="text">
      <style:text-properties style:font-name="Arial" officeooo:rsid="001bd57d"/>
    </style:style>
    <style:style style:name="T15" style:family="text">
      <style:text-properties style:font-name="Arial" officeooo:rsid="0006d34d"/>
    </style:style>
    <style:style style:name="T16" style:family="text">
      <style:text-properties officeooo:rsid="0014d54b"/>
    </style:style>
    <style:style style:name="T17" style:family="text">
      <style:text-properties officeooo:rsid="00173fff"/>
    </style:style>
    <style:style style:name="T18" style:family="text">
      <style:text-properties officeooo:rsid="00187b80"/>
    </style:style>
    <style:style style:name="T19" style:family="text">
      <style:text-properties officeooo:rsid="001bd57d"/>
    </style:style>
    <style:style style:name="T20" style:family="text">
      <style:text-properties officeooo:rsid="001db18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o de Visão</text:p>
      <text:p text:style-name="P2">Virtual Virtual File System</text:p>
      <text:p text:style-name="P16">Virtual Virtual File System</text:p>
      <text:h text:style-name="P26" text:outline-level="1"><text:bookmark-start text:name="__RefHeading___Toc213_2706155517"/><text:span text:style-name="T18">Histórico de R</text:span>evisões<text:bookmark-end text:name="__RefHeading___Toc213_2706155517"/></text:h>
      <table:table table:name="Tabela1" table:style-name="Tabela1" table:template-name="Estilo padrão">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9">Data <text:span text:style-name="T17">de revisão</text:span></text:p>
          </table:table-cell>
          <table:table-cell table:style-name="Tabela1.A1" office:value-type="string">
            <text:p text:style-name="P19">Versão</text:p>
          </table:table-cell>
          <table:table-cell table:style-name="Tabela1.A1" office:value-type="string">
            <text:p text:style-name="P19">Descrição</text:p>
          </table:table-cell>
          <table:table-cell table:style-name="Tabela1.D1" office:value-type="string">
            <text:p text:style-name="P19">Autor(es)</text:p>
          </table:table-cell>
        </table:table-row>
        <table:table-row table:style-name="Tabela1.1">
          <table:table-cell table:style-name="Tabela1.A2" office:value-type="string">
            <text:p text:style-name="P20">05/06/2020</text:p>
          </table:table-cell>
          <table:table-cell table:style-name="Tabela1.A2" office:value-type="string">
            <text:p text:style-name="P19">0.1-<text:span text:style-name="T9">A</text:span>lpha</text:p>
          </table:table-cell>
          <table:table-cell table:style-name="Tabela1.C2" office:value-type="string">
            <text:p text:style-name="P17">Versão inicial</text:p>
          </table:table-cell>
          <table:table-cell table:style-name="Tabela1.D2" office:value-type="string">
            <text:p text:style-name="P17">Bruno Henrique Glowaski Morais</text:p>
          </table:table-cell>
        </table:table-row>
        <table:table-row table:style-name="Tabela1.1">
          <table:table-cell table:style-name="Tabela1.A2" office:value-type="string">
            <text:p text:style-name="P18">06/06/2020</text:p>
          </table:table-cell>
          <table:table-cell table:style-name="Tabela1.A2" office:value-type="string">
            <text:p text:style-name="P18">0.2-Alpha</text:p>
          </table:table-cell>
          <table:table-cell table:style-name="Tabela1.C3" office:value-type="string">
            <text:p text:style-name="P21">Substituir Casos de Usos por Operações e realizar pequenos ajustes de formatação</text:p>
          </table:table-cell>
          <table:table-cell table:style-name="Tabela1.D3" office:value-type="string">
            <text:p text:style-name="P17">Bruno Henrique Glowaski Morais</text:p>
          </table:table-cell>
        </table:table-row>
      </table:table>
      <text:p text:style-name="P4"/>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5">Índice</text:p>
          </text:index-title>
          <text:p text:style-name="P12"><text:a xlink:type="simple" xlink:href="#__RefHeading___Toc213_2706155517" text:style-name="Index_20_Link" text:visited-style-name="Index_20_Link">Histórico de Revisões<text:tab/>1</text:a></text:p>
          <text:p text:style-name="P12"><text:a xlink:type="simple" xlink:href="#__RefHeading___Toc128_1087575263" text:style-name="Index_20_Link" text:visited-style-name="Index_20_Link">Introdução<text:tab/>3</text:a></text:p>
          <text:p text:style-name="P13"><text:a xlink:type="simple" xlink:href="#__RefHeading___Toc130_1087575263" text:style-name="Index_20_Link" text:visited-style-name="Index_20_Link">Propósito<text:tab/>3</text:a></text:p>
          <text:p text:style-name="P13"><text:a xlink:type="simple" xlink:href="#__RefHeading___Toc132_1087575263" text:style-name="Index_20_Link" text:visited-style-name="Index_20_Link">Conceito<text:tab/>3</text:a></text:p>
          <text:p text:style-name="P13"><text:a xlink:type="simple" xlink:href="#__RefHeading___Toc134_1087575263" text:style-name="Index_20_Link" text:visited-style-name="Index_20_Link">Origem<text:tab/>3</text:a></text:p>
          <text:p text:style-name="P13"><text:a xlink:type="simple" xlink:href="#__RefHeading___Toc136_1087575263" text:style-name="Index_20_Link" text:visited-style-name="Index_20_Link">Referências<text:tab/>3</text:a></text:p>
          <text:p text:style-name="P14"><text:a xlink:type="simple" xlink:href="#__RefHeading___Toc138_1087575263" text:style-name="Index_20_Link" text:visited-style-name="Index_20_Link">Livros<text:tab/>3</text:a></text:p>
          <text:p text:style-name="P14"><text:a xlink:type="simple" xlink:href="#__RefHeading___Toc140_1087575263" text:style-name="Index_20_Link" text:visited-style-name="Index_20_Link">Websites<text:tab/>3</text:a></text:p>
          <text:p text:style-name="P13"><text:a xlink:type="simple" xlink:href="#__RefHeading___Toc142_1087575263" text:style-name="Index_20_Link" text:visited-style-name="Index_20_Link">Descrição de Usuários<text:tab/>3</text:a></text:p>
          <text:p text:style-name="P13"><text:a xlink:type="simple" xlink:href="#__RefHeading___Toc144_1087575263" text:style-name="Index_20_Link" text:visited-style-name="Index_20_Link">Ambiente de Trabalho<text:tab/>3</text:a></text:p>
          <text:p text:style-name="P13"><text:a xlink:type="simple" xlink:href="#__RefHeading___Toc146_1087575263" text:style-name="Index_20_Link" text:visited-style-name="Index_20_Link">Necessidades<text:tab/>3</text:a></text:p>
          <text:p text:style-name="P12"><text:a xlink:type="simple" xlink:href="#__RefHeading___Toc1375_1624620213" text:style-name="Index_20_Link" text:visited-style-name="Index_20_Link">Visão do Produto<text:tab/>4</text:a></text:p>
          <text:p text:style-name="P13"><text:a xlink:type="simple" xlink:href="#__RefHeading___Toc1377_1624620213" text:style-name="Index_20_Link" text:visited-style-name="Index_20_Link">Perspectiva<text:tab/>4</text:a></text:p>
          <text:p text:style-name="P13"><text:a xlink:type="simple" xlink:href="#__RefHeading___Toc1379_1624620213" text:style-name="Index_20_Link" text:visited-style-name="Index_20_Link">Dependências<text:tab/>4</text:a></text:p>
          <text:p text:style-name="P12"><text:a xlink:type="simple" xlink:href="#__RefHeading___Toc453_1124688927" text:style-name="Index_20_Link" text:visited-style-name="Index_20_Link">Operações Essenciais<text:tab/>4</text:a></text:p>
          <text:p text:style-name="P12"><text:a xlink:type="simple" xlink:href="#__RefHeading___Toc1423_1624620213" text:style-name="Index_20_Link" text:visited-style-name="Index_20_Link">Demais Requisitos<text:tab/>5</text:a></text:p>
          <text:p text:style-name="P13"><text:a xlink:type="simple" xlink:href="#__RefHeading___Toc1425_1624620213" text:style-name="Index_20_Link" text:visited-style-name="Index_20_Link">Padrões<text:tab/>5</text:a></text:p>
          <text:p text:style-name="P13"><text:a xlink:type="simple" xlink:href="#__RefHeading___Toc1427_1624620213" text:style-name="Index_20_Link" text:visited-style-name="Index_20_Link">Requisitos<text:tab/>5</text:a></text:p>
        </text:index-body>
      </text:table-of-content>
      <text:p text:style-name="P3"/>
      <text:h text:style-name="P30" text:outline-level="1"><text:bookmark-start text:name="__RefHeading___Toc128_1087575263"/>Introdução<text:bookmark-end text:name="__RefHeading___Toc128_1087575263"/></text:h>
      <text:h text:style-name="Heading_20_2" text:outline-level="2"><text:bookmark-start text:name="__RefHeading___Toc130_1087575263"/>Propósito<text:bookmark-end text:name="__RefHeading___Toc130_1087575263"/></text:h>
      <text:p text:style-name="P5">Este documento oferece à equipe responsável pela execução do projeto uma visão geral do propósito, conceitos e requisitos envolvidos.</text:p>
      <text:h text:style-name="P31" text:outline-level="2"><text:bookmark-start text:name="__RefHeading___Toc132_1087575263"/>Conceito<text:bookmark-end text:name="__RefHeading___Toc132_1087575263"/></text:h>
      <text:p text:style-name="P3">O <text:span text:style-name="T1">Virtual Virtual File System</text:span>(<text:span text:style-name="T1">Sistema de Arquivos Virtual Virtual</text:span>), ou <text:span text:style-name="T1">V2FS</text:span>, é, como o nome já indica, uma implementação de um sistema de arquivos virtual dentro da camada de software, trazendo funcionalidades básicas de um sistema de arquivos.</text:p>
      <text:h text:style-name="P31" text:outline-level="2"><text:bookmark-start text:name="__RefHeading___Toc134_1087575263"/>Origem<text:bookmark-end text:name="__RefHeading___Toc134_1087575263"/></text:h>
      <text:p text:style-name="P3">O <text:span text:style-name="T1">V2FS</text:span><text:span text:style-name="T2"> surgiu como a implementação do projeto de seminário da disciplina de Sistemas Operacionais 2, ofertada pel</text:span><text:span text:style-name="T3">o </text:span><text:span text:style-name="T4">CPPP da UFMS</text:span><text:span text:style-name="T2"> </text:span><text:span text:style-name="T3">no primeiro semestre de 2020.</text:span></text:p>
      <text:h text:style-name="P32" text:outline-level="2"><text:bookmark-start text:name="__RefHeading___Toc136_1087575263"/>Referências<text:bookmark-end text:name="__RefHeading___Toc136_1087575263"/></text:h>
      <text:h text:style-name="P37" text:outline-level="3"><text:bookmark-start text:name="__RefHeading___Toc138_1087575263"/>Livros<text:bookmark-end text:name="__RefHeading___Toc138_1087575263"/></text:h>
      <text:list xml:id="list2390641883" text:style-name="L1">
        <text:list-item>
          <text:p text:style-name="P40">SILBERSCHATZ, A.; <text:span text:style-name="T11">GALVIN, P. B.; GAGNE, G.</text:span> <text:span text:style-name="T10">Operating System Concepts:</text:span> 9 <text:span text:style-name="T12">ed</text:span>. <text:span text:style-name="T12">Estados Unidos da América: Wiley, 2012</text:span></text:p>
        </text:list-item>
      </text:list>
      <text:h text:style-name="P38" text:outline-level="3"><text:bookmark-start text:name="__RefHeading___Toc140_1087575263"/>Websites<text:bookmark-end text:name="__RefHeading___Toc140_1087575263"/></text:h>
      <text:list xml:id="list21351344346664" text:continue-numbering="true" text:style-name="L1">
        <text:list-item>
          <text:p text:style-name="P39"><text:span text:style-name="T7">G</text:span><text:span text:style-name="T6">OOCH, R.; ENBERG, P. </text:span><text:span text:style-name="T8">Overview of the Linux Virtual File System</text:span><text:span text:style-name="T6">,</text:span><text:span text:style-name="T7"> </text:span><text:span text:style-name="T6">2005. Disponível em: &lt;</text:span><text:a xlink:type="simple" xlink:href="https://www.kernel.org/doc/html/latest/filesystems/vfs.html" text:style-name="Internet_20_link" text:visited-style-name="Visited_20_Internet_20_Link"><text:span text:style-name="T5">https://www.kernel.org/doc/html/latest/filesystems/vfs.html</text:span></text:a><text:span text:style-name="T5">/&gt;. Acesso em: 5 jun. 2020.</text:span></text:p>
        </text:list-item>
      </text:list>
      <text:h text:style-name="P33" text:outline-level="2"><text:bookmark-start text:name="__RefHeading___Toc142_1087575263"/>Descrição de Usuários<text:bookmark-end text:name="__RefHeading___Toc142_1087575263"/></text:h>
      <text:p text:style-name="P6">Os usuários deste projeto serão aplicações que utilizaram das livrarias deste software para gerenciar arquivos do sistema.</text:p>
      <text:h text:style-name="P32" text:outline-level="2"><text:bookmark-start text:name="__RefHeading___Toc144_1087575263"/>Ambiente de Trabalho<text:bookmark-end text:name="__RefHeading___Toc144_1087575263"/></text:h>
      <text:p text:style-name="P5">O projeto será desenvolvido em C com o apoio da ferramenta CMake para gerenciamento de arquivos de projeto. O projeto não possui um IDE ou editor de texto padrão específico ou determinado, com o objetivo de que o projeto seja trabalhável em qualquer IDE de qualquer SO.</text:p>
      <text:h text:style-name="P32" text:outline-level="2"><text:bookmark-start text:name="__RefHeading___Toc146_1087575263"/>Necessidades<text:bookmark-end text:name="__RefHeading___Toc146_1087575263"/></text:h>
      <text:p text:style-name="P7">O software deve ser capaz de realizar operações de gerenciamento de arquivos, diretórios, volumes e sistemas de arquivos, de forma que o programa seja capaz de <text:soft-page-break/>replicar, ou até mesmo aprimorar, as capacidades dos sistemas de arquivos virtuais já existentes, mas ao nível de usuário.</text:p>
      <text:h text:style-name="P27" text:outline-level="1"><text:bookmark-start text:name="__RefHeading___Toc1375_1624620213"/>Visão do Produto<text:bookmark-end text:name="__RefHeading___Toc1375_1624620213"/></text:h>
      <text:h text:style-name="Heading_20_2" text:outline-level="2"><text:bookmark-start text:name="__RefHeading___Toc1377_1624620213"/>Perspectiva<text:bookmark-end text:name="__RefHeading___Toc1377_1624620213"/></text:h>
      <text:p text:style-name="P8">O produto final deve ser um software capaz de oferecer a programas uma interface capaz de substituir as APIs padrões do sistema operacional de sistemas de arquivos, oferecendo um conjunto de funcionalidades equivalentes ou aprimoradas comparado ao SO nativo ao ponto de que a interface seja capaz de compor um sistema operacional próprio.</text:p>
      <text:h text:style-name="P34" text:outline-level="2"><text:bookmark-start text:name="__RefHeading___Toc1379_1624620213"/>Dependências<text:bookmark-end text:name="__RefHeading___Toc1379_1624620213"/></text:h>
      <text:p text:style-name="P8">O conjunto de APIs do projeto deve depender o mínimo possível de livrarias externas e chamadas de sistemas específicas, delegando a implementação dos aspectos “físicos” da aplicação à suas interfaces de usuário.</text:p>
      <text:h text:style-name="P28" text:outline-level="1"><text:bookmark-start text:name="__RefHeading___Toc453_1124688927"/>Operações Essenciais<text:bookmark-end text:name="__RefHeading___Toc453_1124688927"/></text:h>
      <text:p text:style-name="P11">Constitui o conjunto mínimo de operações necessária para o alcance de um nível de qualidade mínima requiridas.</text:p>
      <text:list xml:id="list1752231816" text:style-name="L2">
        <text:list-item>
          <text:p text:style-name="P43">OP001 – Criar Usuário</text:p>
        </text:list-item>
        <text:list-item>
          <text:p text:style-name="P43">OP002 – Modificar Usuário</text:p>
        </text:list-item>
        <text:list-item>
          <text:p text:style-name="P43">OP003 – Apagar Usuário</text:p>
        </text:list-item>
        <text:list-item>
          <text:p text:style-name="P41">OP00<text:span text:style-name="T20">4</text:span> – <text:span text:style-name="T19">R</text:span>egistrar Sistema de Arquivos</text:p>
        </text:list-item>
        <text:list-item>
          <text:p text:style-name="P44">OP00<text:span text:style-name="T20">5</text:span> – Montar Sistema de Arquivos</text:p>
        </text:list-item>
        <text:list-item>
          <text:p text:style-name="P42">OP00<text:span text:style-name="T20">6</text:span> – <text:span text:style-name="T15">D</text:span><text:span text:style-name="T14">esmontar</text:span> Sistema de Arquivos</text:p>
        </text:list-item>
        <text:list-item>
          <text:p text:style-name="P44">OP00<text:span text:style-name="T20">7</text:span> – Criar Diretório</text:p>
        </text:list-item>
        <text:list-item>
          <text:p text:style-name="P42"><text:span text:style-name="T19">OP008 – </text:span><text:span text:style-name="T14">Abrir</text:span><text:span text:style-name="T19"> Diretório</text:span></text:p>
        </text:list-item>
        <text:list-item>
          <text:p text:style-name="P44">OP00<text:span text:style-name="T20">9</text:span> – Listar Conteúdos de Diretório</text:p>
        </text:list-item>
        <text:list-item>
          <text:p text:style-name="P44">OP0<text:span text:style-name="T20">10</text:span> – Alterar Diretório</text:p>
        </text:list-item>
        <text:list-item>
          <text:p text:style-name="P44">OP0<text:span text:style-name="T20">11</text:span> – Apagar Diretório</text:p>
        </text:list-item>
        <text:list-item>
          <text:p text:style-name="P44">OP0<text:span text:style-name="T20">12</text:span> – Criar Arquivo</text:p>
        </text:list-item>
        <text:list-item>
          <text:p text:style-name="P44">OP01<text:span text:style-name="T20">3</text:span> – Alterar Arquivo</text:p>
        </text:list-item>
        <text:list-item>
          <text:p text:style-name="P44">OP01<text:span text:style-name="T20">4</text:span> – Apagar Arquivo</text:p>
        </text:list-item>
        <text:list-item>
          <text:p text:style-name="P44">OP01<text:span text:style-name="T20">5</text:span> – Abrir Arquivo</text:p>
        </text:list-item>
        <text:list-item>
          <text:p text:style-name="P44"><text:soft-page-break/>OP01<text:span text:style-name="T20">6</text:span> – Fechar Arquivo</text:p>
        </text:list-item>
        <text:list-item>
          <text:p text:style-name="P44">OP01<text:span text:style-name="T20">7</text:span> – Gravar Dados</text:p>
        </text:list-item>
        <text:list-item>
          <text:p text:style-name="P44">OP01<text:span text:style-name="T20">8</text:span> – Ler Dados</text:p>
        </text:list-item>
      </text:list>
      <text:h text:style-name="P29" text:outline-level="1"><text:bookmark-start text:name="__RefHeading___Toc1423_1624620213"/>Demais Requisitos<text:bookmark-end text:name="__RefHeading___Toc1423_1624620213"/></text:h>
      <text:h text:style-name="P35" text:outline-level="2"><text:bookmark-start text:name="__RefHeading___Toc1425_1624620213"/>Padrões<text:bookmark-end text:name="__RefHeading___Toc1425_1624620213"/></text:h>
      <text:p text:style-name="P9">O sistema de nomenclatura padrão do código deverá seguir padrões similares aos presentes no Unix, Linux e POSIX, porém com <text:span text:style-name="T16">ênfase na legibilidade do código.</text:span></text:p>
      <text:h text:style-name="P36" text:outline-level="2"><text:bookmark-start text:name="__RefHeading___Toc1427_1624620213"/>Requisitos<text:bookmark-end text:name="__RefHeading___Toc1427_1624620213"/></text:h>
      <text:p text:style-name="P10"><text:span text:style-name="T16">O projeto </text:span><text:span text:style-name="T13">deve evitar requisitos de hardwares e redes elevados, de bibliotecas externas e de chamadas de sistemas específicas a um sistema operacional.</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erif" svg:font-family="serif"/>
    <style:font-face style:name="Liberation Serif" svg:font-family="'Liberation Serif'" style:font-family-generic="roman" style:font-pitch="variable"/>
    <style:font-face style:name="Arial" svg:font-family="Aria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style>
    <style:style style:name="Text_20_body" style:display-name="Text body" style:family="paragraph" style:parent-style-name="Standard" style:class="text">
      <style:paragraph-properties fo:margin-top="0cm" fo:margin-bottom="0.247cm" loext:contextual-spacing="false" fo:line-height="115%"/>
      <style:text-properties officeooo:rsid="0006d34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5%"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Heading"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adrão.1" style:display-name="Estilo padrão.1" style:family="table-cell">
      <style:table-cell-properties fo:border-left="0.51pt solid #000000" fo:border-top="0.51pt solid #000000" fo:border-bottom="0.51pt solid #000000"/>
    </style:style>
    <style:style style:name="Estilo_20_padrão.2" style:display-name="Estilo padrão.2" style:family="table-cell">
      <style:table-cell-properties fo:border-left="0.51pt solid #000000" fo:border-bottom="0.51pt solid #000000"/>
    </style:style>
    <style:style style:name="Estilo_20_padrão.3" style:display-name="Estilo padrão.3" style:family="table-cell">
      <style:table-cell-properties fo:border-left="0.51pt solid #000000" fo:border-bottom="0.51pt solid #000000"/>
    </style:style>
    <style:style style:name="Estilo_20_padrão.4" style:display-name="Estilo padrão.4" style:family="table-cell">
      <style:table-cell-properties fo:border-left="0.51pt solid #000000" fo:border-right="0.51pt solid #000000" fo:border-bottom="0.51pt solid #000000"/>
    </style:style>
    <style:style style:name="Estilo_20_padrão.5" style:display-name="Estilo padrão.5" style:family="table-cell">
      <style:table-cell-properties fo:border-left="0.51pt solid #000000" fo:border-bottom="0.51pt solid #000000"/>
    </style:style>
    <style:style style:name="Estilo_20_padrão.6" style:display-name="Estilo padrão.6" style:family="table-cell">
      <style:table-cell-properties fo:border-left="0.51pt solid #000000" fo:border-bottom="0.51pt solid #000000"/>
    </style:style>
    <style:style style:name="Estilo_20_padrão.7" style:display-name="Estilo padrão.7" style:family="table-cell">
      <style:table-cell-properties fo:border-left="0.51pt solid #000000" fo:border-bottom="0.51pt solid #000000"/>
    </style:style>
    <style:style style:name="Estilo_20_padrão.8" style:display-name="Estilo padrão.8" style:family="table-cell">
      <style:table-cell-properties fo:border-left="0.51pt solid #000000" fo:border-bottom="0.51pt solid #000000"/>
    </style:style>
    <style:style style:name="Estilo_20_padrão.9" style:display-name="Estilo padrão.9" style:family="table-cell">
      <style:table-cell-properties fo:border-left="0.51pt solid #000000" fo:border-bottom="0.51pt solid #000000"/>
    </style:style>
    <style:style style:name="Estilo_20_padrão.10" style:display-name="Estilo padrão.10" style:family="table-cell">
      <style:table-cell-properties fo:border-left="0.51pt solid #000000" fo:border-right="0.51pt solid #000000" fo:border-bottom="0.51pt solid #000000"/>
    </style:style>
    <style:style style:name="Estilo_20_padrão.11" style:display-name="Estilo padrão.11" style:family="table-cell">
      <style:table-cell-properties fo:border-left="0.51pt solid #000000" fo:border-top="0.51pt solid #000000" fo:border-bottom="0.51pt solid #000000"/>
    </style:style>
    <style:style style:name="Estilo_20_padrão.12" style:display-name="Estilo padrão.12" style:family="table-cell">
      <style:table-cell-properties fo:border-left="0.51pt solid #000000" fo:border-right="0.51pt solid #000000" fo:border-top="0.51pt solid #000000" fo:border-bottom="0.51pt solid #000000"/>
    </style:style>
    <style:style style:name="Estilo_20_padrão.13" style:display-name="Estilo padrão.13" style:family="table-cell">
      <style:table-cell-properties fo:border-left="0.51pt solid #000000" fo:border-bottom="0.51pt solid #000000"/>
    </style:style>
    <style:style style:name="Estilo_20_padrão.14" style:display-name="Estilo padrão.14" style:family="table-cell">
      <style:table-cell-properties fo:border-left="0.51pt solid #000000" fo:border-right="0.51pt solid #000000" fo:border-bottom="0.51pt solid #000000"/>
    </style:style>
    <style:style style:name="Estilo_20_padrão.15" style:display-name="Estilo padrão.15" style:family="table-cell">
      <style:table-cell-properties fo:border-left="0.51pt solid #000000" fo:border-top="0.51pt solid #000000" fo:border-bottom="0.51pt solid #000000"/>
    </style:style>
    <style:style style:name="Estilo_20_padrão.16" style:display-name="Estilo padrã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adrão.1"/>
      <table:last-row table:style-name="Estilo_20_padrão.2"/>
      <table:first-column table:style-name="Estilo_20_padrão.3"/>
      <table:last-column table:style-name="Estilo_20_padrão.4"/>
      <table:body table:style-name="Estilo_20_padrão.9"/>
      <table:even-rows table:style-name="Estilo_20_padrão.5"/>
      <table:odd-rows table:style-name="Estilo_20_padrão.6"/>
      <table:even-columns table:style-name="Estilo_20_padrão.7"/>
      <table:odd-columns table:style-name="Estilo_20_padrão.8"/>
      <table:background table:style-name="Estilo_20_padrão.10"/>
      <loext:first-row-even-column table:style-name="Estilo_20_padrão.15"/>
      <loext:last-row-even-column table:style-name="Estilo_20_padrão.16"/>
      <loext:first-row-end-column table:style-name="Estilo_20_padrão.12"/>
      <loext:first-row-start-column table:style-name="Estilo_20_padrão.11"/>
      <loext:last-row-end-column table:style-name="Estilo_20_padrão.14"/>
      <loext:last-row-start-column table:style-name="Estilo_20_padrão.13"/>
    </table:table-templat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5T17:54:28.275874576</meta:creation-date>
    <dc:date>2020-06-06T02:13:50.252821983</dc:date>
    <meta:editing-duration>PT1H10M45S</meta:editing-duration>
    <meta:editing-cycles>13</meta:editing-cycles>
    <meta:generator>LibreOffice/6.3.4.2.0$Linux_X86_64 LibreOffice_project/30$Build-2</meta:generator>
    <meta:document-statistic meta:table-count="1" meta:image-count="0" meta:object-count="0" meta:page-count="5" meta:paragraph-count="84" meta:word-count="581" meta:character-count="3730" meta:non-whitespace-character-count="3235"/>
  </office:meta>
</office:document-meta>
</file>